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0.91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'[-1 -2 4 -3 -5]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num[0]</text:p>
          </table:table-cell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5" calcext:value-type="float">
            <text:p>-5</text:p>
          </table:table-cell>
          <table:table-cell/>
          <table:table-cell table:style-name="ce3" office:value-type="string" calcext:value-type="string">
            <text:p>currentsum</text:p>
          </table:table-cell>
          <table:table-cell table:style-name="ce3" office:value-type="string" calcext:value-type="string">
            <text:p>num[0]</text:p>
          </table:table-cell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 = 1</text:p>
          </table:table-cell>
          <table:table-cell office:value-type="string" calcext:value-type="string">
            <text:p>currsum = max(num[i], currentsum+num[i])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S1: -2 = (-2, -1+-2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 = max(max, currsum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2: -1 = (-1, -2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4" office:value-type="string" calcext:value-type="string">
            <text:p>S1: 4 = (4, -2+4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2: 4 = (-1,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7:57:10.408922544</meta:creation-date>
    <meta:generator>LibreOffice/7.3.7.2$Linux_X86_64 LibreOffice_project/30$Build-2</meta:generator>
    <dc:date>2023-06-19T18:11:35.027496339</dc:date>
    <meta:editing-duration>PT14M21S</meta:editing-duration>
    <meta:editing-cycles>9</meta:editing-cycles>
    <meta:document-statistic meta:table-count="1" meta:cell-count="24" meta:object-count="0"/>
  </office:meta>
</office:document-meta>
</file>